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0.947cm" style:auto-text-indent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line-height="150%" fo:text-indent="0.947cm" style:auto-text-indent="false"/>
      <style:text-properties fo:color="#800000" fo:font-size="12pt" style:font-size-asian="12pt" style:font-size-complex="12pt"/>
    </style:style>
    <style:style style:name="P3" style:family="paragraph" style:parent-style-name="Standard">
      <style:paragraph-properties fo:margin-left="0cm" fo:margin-right="0cm" fo:line-height="150%" fo:text-indent="0cm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0cm" fo:margin-right="0cm" fo:line-height="150%" fo:text-indent="0.968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0cm" fo:margin-right="0cm" fo:line-height="150%" fo:text-indent="0.968cm" style:auto-text-indent="false">
        <style:tab-stops>
          <style:tab-stop style:position="0.947cm"/>
        </style:tab-stops>
      </style:paragraph-properties>
      <style:text-properties fo:font-size="12pt" style:font-size-asian="12pt" style:font-size-complex="12pt"/>
    </style:style>
    <style:style style:name="P6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8" style:family="paragraph" style:parent-style-name="Standard" style:list-style-name="L1">
      <style:paragraph-properties fo:line-height="150%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paragraph-properties fo:line-height="150%"/>
      <style:text-properties fo:font-size="12pt" style:font-size-asian="12pt" style:font-size-complex="12pt"/>
    </style:style>
    <style:style style:name="P10" style:family="paragraph" style:parent-style-name="Standard">
      <style:paragraph-properties fo:margin-left="0cm" fo:margin-right="0cm" fo:line-height="150%" fo:text-indent="0.968cm" style:auto-text-indent="false"/>
      <style:text-properties fo:font-size="12pt" style:font-size-asian="12pt" style:font-size-complex="12pt"/>
    </style:style>
    <style:style style:name="P11" style:family="paragraph" style:parent-style-name="Standard" style:list-style-name="L2">
      <style:paragraph-properties fo:margin-left="0cm" fo:margin-right="0cm" fo:line-height="150%" fo:text-indent="0.968cm" style:auto-text-indent="false"/>
      <style:text-properties fo:font-size="12pt" style:font-size-asian="12pt" style:font-size-complex="12pt"/>
    </style:style>
    <style:style style:name="P12" style:family="paragraph" style:parent-style-name="Standard" style:list-style-name="L2">
      <style:paragraph-properties fo:margin-left="0cm" fo:margin-right="0cm" fo:line-height="150%" fo:text-indent="0cm" style:auto-text-indent="false"/>
      <style:text-properties fo:font-size="12pt" style:font-size-asian="12pt" style:font-size-complex="12pt"/>
    </style:style>
    <style:style style:name="P13" style:family="paragraph" style:parent-style-name="Standard">
      <style:paragraph-properties fo:margin-left="0cm" fo:margin-right="0cm" fo:line-height="150%" fo:text-indent="0.947cm" style:auto-text-indent="false"/>
      <style:text-properties fo:font-size="12pt" style:font-size-asian="12pt" style:font-size-complex="12pt"/>
    </style:style>
    <style:style style:name="P14" style:family="paragraph" style:parent-style-name="Standard" style:list-style-name="L3">
      <style:paragraph-properties fo:margin-left="0cm" fo:margin-right="0cm" fo:line-height="150%" fo:text-indent="0.947cm" style:auto-text-indent="false"/>
      <style:text-properties fo:font-size="12pt" style:font-size-asian="12pt" style:font-size-complex="12pt"/>
    </style:style>
    <style:style style:name="P15" style:family="paragraph" style:parent-style-name="Standard" style:list-style-name="L4">
      <style:paragraph-properties fo:margin-left="0cm" fo:margin-right="0cm" fo:line-height="150%" fo:text-indent="0.947cm" style:auto-text-indent="false"/>
      <style:text-properties fo:color="#800000" fo:font-size="12pt" style:font-size-asian="12pt" style:font-size-complex="12pt"/>
    </style:style>
    <style:style style:name="P16" style:family="paragraph" style:parent-style-name="Standard" style:list-style-name="L5">
      <style:paragraph-properties fo:margin-left="0cm" fo:margin-right="0cm" fo:line-height="150%" fo:text-indent="0.947cm" style:auto-text-indent="false"/>
      <style:text-properties fo:color="#800000" fo:font-size="12pt" style:font-size-asian="12pt" style:font-size-complex="12pt"/>
    </style:style>
    <style:style style:name="T1" style:family="text">
      <style:text-properties style:font-name="Courier 10 Pitch"/>
    </style:style>
    <style:style style:name="T2" style:family="text">
      <style:text-properties style:font-name="Nimbus Sans L"/>
    </style:style>
    <text:list-style style:name="L1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( Wersja 0.2 )</text:p>
      <text:p text:style-name="P6"/>
      <text:list text:style-name="L1">
        <text:list-item>
          <text:p text:style-name="P8">Wybór i uzasadnienie technologii i narzędzi.</text:p>
          <text:p text:style-name="P9"/>
          <text:p text:style-name="P9">* wybór i uzasadnienie języka programowania</text:p>
          <text:p text:style-name="P9">* wybór i uzasadnienie biblioteki interfejsu użytkownika</text:p>
          <text:p text:style-name="P9">* wybór bibliotek dodatkowych</text:p>
          <text:p text:style-name="P9">* wybór i uzasadnienie środowiska pracy</text:p>
          <text:p text:style-name="P9">* wybór systemu kontroli wersji</text:p>
        </text:list-item>
      </text:list>
      <text:p text:style-name="P7"/>
      <text:p text:style-name="P4"/>
      <text:p text:style-name="P4">Przy wyborze języka programowania w którym chciałem napisać swoją aplikację kierowałem się wydajnością gotowego kodu, przenośnością między architekturami kodu źródłowego, oraz otwartością kodu źródłowego. Wybrałem język C++ i kompilator g++ ( Gnu C++ Compiler ), dodatkowo użyłem elementów języka Ruby.</text:p>
      <text:p text:style-name="P4">Uzasadniam swój wybór faktem szerokiej dostępności bibliotek użytkowych, w tym obsługujących technologie z których korzystam. Wśród nich są biblioteki:</text:p>
      <text:list text:style-name="L2">
        <text:list-item>
          <text:p text:style-name="P11">MediaStreamer ( biblioteka do przesyłania strumieni danych multimedialnych )</text:p>
        </text:list-item>
        <text:list-item>
          <text:p text:style-name="P11">oRTP ( biblioteka wspierająca protokół czasu rzeczywistego -Real Time Protocol )</text:p>
        </text:list-item>
        <text:list-item>
          <text:p text:style-name="P11">oSIP2 (biblioteka protokołu SIP - rfc3261)</text:p>
        </text:list-item>
        <text:list-item>
          <text:p text:style-name="P11">oSIP2Parser (biblioteka dołączana do pakietu osip2 – parsująca adresy SIP)</text:p>
        </text:list-item>
        <text:list-item>
          <text:p text:style-name="P11">Linphone ( biblioteka łącząca wszystkie wymienione wyżej technologie w jedną całość )</text:p>
        </text:list-item>
        <text:list-item>
          <text:p text:style-name="P11">Boost ( biblioteka algorytmów i funkcji opartych na STL C++ )</text:p>
          <text:p text:style-name="P12"/>
        </text:list-item>
      </text:list>
      <text:p text:style-name="P5">Nie miałem dostępu do komercyjnych bibliotek z powodu braku środków na zakup licencji.</text:p>
      <text:p text:style-name="P5">Użycie elementów języka Ruby w mojej aplikacji, ma na celu możliwie najłatwiejszą integrację z projektem Szymona Jeża („Aplikacja internetowa wspomagająca zarządzanie sprzedawcami aktywnymi”).</text:p>
      <text:p text:style-name="P4"/>
      <text:p text:style-name="P1">Jednym z elementów których potrzebowałem w zaprogramowaniu mojej aplikacji w C++, są biblioteki oferujące tzw GUI ( Graphical User Interface ). Pośród szerokiego wyboru różnych rozwiązań, wybrałem trzech kandydatów:</text:p>
      <text:list text:style-name="L3">
        <text:list-item>
          <text:p text:style-name="P14">WINGUI</text:p>
        </text:list-item>
        <text:list-item>
          <text:p text:style-name="P14"><text:soft-page-break/>GTK2</text:p>
        </text:list-item>
        <text:list-item>
          <text:p text:style-name="P14">QT4</text:p>
        </text:list-item>
      </text:list>
      <text:p text:style-name="P1">Pierwsza, to jedna z bardziej znanych, na której oparta jest większość aplikacji pod systemy Windows, jej wadą jest głównie brak możliwości natywnego wykorzystania/ uruchomienia w systemach innych niż sam Windows.</text:p>
      <text:p text:style-name="P1">Kolejna, to niekomercyjna wydana na licencji GPL i LGPL biblioteka, wywodząca się głównie z systemów zgodnych z systemami standardu POSIX (UNIX, BSD, Linux, MacOS), stworzona by umożliwić dorównanie aplikacjom z graficznym interfejsem użytkownika z tymi w systemach Windows. Jej wadą jest fakt, że została napisana w C i interfejs tej biblioteki także tworzony jest w strukturalnym kodzie C.</text:p>
      <text:p text:style-name="P1">Ostatnią biblioteką, która spełniła wszystkie moje oczekiwania była QT4. Biblioteka ta wydana została na podwójnej licencji GPL i LGPL i stawia na niezależność od systemu operacyjnego użytkownika. Oferuje obiektowo zorientowany interfejs i sama napisana jest w C++. W chwili obecnej, natywnie obsługuje ona systemy: Linux, Windows i MacOS oferując przy tym łatwość tworzenia interfejsów podobną do znanego, komercyjnego produktu firmy Borland: C++ Builder.</text:p>
      <text:p text:style-name="P1"/>
      <text:p text:style-name="P2">Biblioteka QT4, składa się z wielu współpracujących ze sobą elementów:</text:p>
      <text:list text:style-name="L4">
        <text:list-item>
          <text:p text:style-name="P15">Designer-QT4 (Aplikacja do graficznego tworzenia interfejsów metodą WYSIWYG)</text:p>
        </text:list-item>
        <text:list-item>
          <text:p text:style-name="P15">UIC-QT4 (User Interface Compiler - zamienia pliki stworzone przez Designer'a na postać zrozumiałą dla kompilatora języka programowania)</text:p>
        </text:list-item>
        <text:list-item>
          <text:p text:style-name="P15">RCC (QT Resource Compiler – zamienia pliki map bitowych na postać struktur języka C)</text:p>
        </text:list-item>
        <text:list-item>
          <text:p text:style-name="P15">Qmake-QT4 (tworzy plik Makefile z pliku projektu)</text:p>
        </text:list-item>
      </text:list>
      <text:p text:style-name="P1"/>
      <text:p text:style-name="P1"/>
      <text:p text:style-name="P2">Kolejnym aspektem był wybór odpowiedniego środowiska pracy – IDE (Integrated Development Environment).</text:p>
      <text:p text:style-name="P2">Rozpatrywałem następujące IDE: Netbeans, Eclipse i GVim</text:p>
      <text:p text:style-name="P2">Wybrałem środowisko Netbeans w wersji 6.1.</text:p>
      <text:p text:style-name="P2">Swój wybór uzasadniam tym, że od lat używam i cenię sobie produkt firmy SUN Microsystems. Netbeans jest środowiskiem dojrzałym, stabilnym, ciągle rozwijanym, z dostępnością wielu dodatków (wtyczek) pochodzących ze źrodeł niezależnych ( Netbeans Community). Udostepnia dodatkowo większość używanych dziś systemów kontroli wersji (w tym Subversion, <text:soft-page-break/>CVS, Mercurial, SVK i GIT).</text:p>
      <text:p text:style-name="P1"/>
      <text:p text:style-name="P2">Co do Eclipse: uczestniczyłem w testowaniu tego środowiska i zauważyłem, że na 64 bitowych maszynach jest niestabilny, trudny w konfiguracji (niektórych oczywistych opcji nie da się nawet ustawić) i nie obsługuje takiej ilości systemów kontroli wersji jak np. Netbeans. </text:p>
      <text:p text:style-name="P2">Co do GVim: okazał się w mojej opinii zbyt ubogi w możliwości (mimo ogromnych ilości dodatków ciągle tworzonych przez członków VIM Community)</text:p>
      <text:p text:style-name="P2"/>
      <text:p text:style-name="P2"/>
      <text:p text:style-name="P2">Kolejnym elementem do wyboru, był odpowiadający mi system kontroli wersji. Przeanalizowałem dwie opcje: Subversion i GIT. Wybrałem w moim mniemaniu lepszego GIT'a. Wybrałem go ze względu na to, że posiada bogatszą funkcjonalość. Istotne dla mnie były następujące cechy GIT'a: </text:p>
      <text:list text:style-name="L5">
        <text:list-item>
          <text:p text:style-name="P16">GIT jest systemem rozproszonym. Oznacza to, że każda kopia repozytorium jest sama w sobie kompletnym repozytorium. W przeciwieństwie do SVN, GIT nie ma (choć może mieć) jednego głównego repozytorium. (Daje to na przykład możliwość pracy w zespole i wymianę danych lokalnie bez połączenia z siecią Internet)</text:p>
        </text:list-item>
        <text:list-item>
          <text:p text:style-name="P16">Propagowanie porządku w projekcie – mam tu na myśli fakt, iż w katalogu projektu GIT umieszcza ukryty katalog <text:span text:style-name="T2">.git</text:span> tylko raz, w głównym katalogu projektu. Subversion tworzy ukryte katalogi <text:span text:style-name="T2">.svn</text:span> w każdym podfolderze projektu, czego wynikiem może być nieład w repozytorium, szczególnie w przypadku dużych projektów.</text:p>
        </text:list-item>
        <text:list-item>
          <text:p text:style-name="P16">Brak konieczności posiadania dodatkowego oprogramowania <text:span text:style-name="T1">–</text:span> system kontroli GIT, po zainstalowaniu ma gotowe graficzne oraz tekstowe, pełnowartościowe narzędzia. (Należy wspomnieć o tym jak SVN nie potrafi automatycznie dodać nowych plików z drzewa katalogów do projektu bez dodatkowych narzędzi skanujących i wspierających jego działanie.)</text:p>
        </text:list-item>
        <text:list-item>
          <text:p text:style-name="P16">GIT jest bardziej odporny na błędy użytkownika niż SVN. (Przykładem może być sytuacja w której użytkownik projektu SVN spowoduje przypadkowe usunięcie katalogu, zawierającego podfolder <text:span text:style-name="T2">.svn </text:span>)</text:p>
        </text:list-item>
      </text:list>
      <text:p text:style-name="P1"/>
      <text:p text:style-name="P3"/>
      <text:p text:style-name="P3"/>
      <text:p text:style-name="P3"/>
      <text:p text:style-name="P3"/>
      <text:p text:style-name="P3"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5-11T09:57:46</meta:creation-date>
    <dc:date>2008-08-11T16:49:04</dc:date>
    <meta:editing-cycles>105</meta:editing-cycles>
    <meta:editing-duration>P1DT5H23M32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4" meta:paragraph-count="40" meta:word-count="742" meta:character-count="5515"/>
  </office:meta>
</office:document-meta>
</file>